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8468" officeooo:paragraph-rsid="00020790"/>
    </style:style>
    <style:style style:name="P2" style:family="paragraph" style:parent-style-name="Standard">
      <style:text-properties officeooo:rsid="00046be2" officeooo:paragraph-rsid="00043170"/>
    </style:style>
    <style:style style:name="P3" style:family="paragraph" style:parent-style-name="Standard">
      <style:text-properties style:text-underline-style="solid" style:text-underline-width="auto" style:text-underline-color="font-color" fo:font-weight="bold" officeooo:rsid="00085893" officeooo:paragraph-rsid="0003b62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45da2" officeooo:paragraph-rsid="00045da2" style:font-weight-asian="bold" style:font-weight-complex="bold"/>
    </style:style>
    <style:style style:name="P5" style:family="paragraph" style:parent-style-name="Standard">
      <style:text-properties officeooo:rsid="00045da2" officeooo:paragraph-rsid="00045da2"/>
    </style:style>
    <style:style style:name="P6" style:family="paragraph" style:parent-style-name="Standard">
      <style:paragraph-properties fo:text-align="center" style:justify-single-word="false"/>
      <style:text-properties officeooo:rsid="00045da2" officeooo:paragraph-rsid="00045da2"/>
    </style:style>
    <style:style style:name="P7" style:family="paragraph" style:parent-style-name="Standard">
      <style:paragraph-properties fo:text-align="start" style:justify-single-word="false"/>
      <style:text-properties officeooo:rsid="00045da2" officeooo:paragraph-rsid="00045da2"/>
    </style:style>
    <style:style style:name="T1" style:family="text">
      <style:text-properties officeooo:rsid="00020790"/>
    </style:style>
    <style:style style:name="T2" style:family="text">
      <style:text-properties officeooo:rsid="0003b629"/>
    </style:style>
    <style:style style:name="T3" style:family="text">
      <style:text-properties officeooo:rsid="00043170"/>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document outlines how to use the <text:span text:style-name="T1">ionization fraction given by the convergence of the iterative method using the Saha equation. The intention is to direct the reader toward incorporating more elements into these calculations. This is written under the assumption the reader has read Math_Capstone_Paper.pdf </text:span></text:p>
      <text:p text:style-name="P1"/>
      <text:p text:style-name="P3">Hydrogen</text:p>
      <text:p text:style-name="P2"><text:span text:style-name="T2">The current implementation only</text:span> consider<text:span text:style-name="T2">s </text:span>hydrogen. <text:span text:style-name="T3">Our calculations of pressure, internal energy, and specific heat follow the methods outlined in </text:span><text:a xlink:type="simple" xlink:href="http://www.astro.princeton.edu/~gk/A403/ioniz.pdf"><text:span text:style-name="T3">http://www.astro.princeton.edu/~gk/A403/ioniz.pdf</text:span></text:a><text:span text:style-name="T3"> </text:span></text:p>
      <text:p text:style-name="P2"/>
      <text:p text:style-name="P4">Helium</text:p>
      <text:p text:style-name="P5">The main purpose of this document is to share the current thoughts on how to move forward and include the ionization of more elements. The method described here is not complete, however hopefully it can serve as a starting place.</text:p>
      <text:p text:style-name="P5"/>
      <text:p text:style-name="P5">Initially, we will consider pressure. The formula becomes</text:p>
      <text:p text:style-name="P6"><draw:frame draw:style-name="fr1" draw:name="Object53" text:anchor-type="as-char" svg:y="-0.152in" svg:width="1.4591in" svg:height="0.2299in" draw:z-index="0"><draw:object xlink:href="./Object 1" xlink:type="simple" xlink:show="embed" xlink:actuate="onLoad"/><draw:image xlink:href="./ObjectReplacements/Object 1" xlink:type="simple" xlink:show="embed" xlink:actuate="onLoad"/><svg:desc>formula</svg:desc></draw:frame></text:p>
      <text:p text:style-name="P7">where the number of electrons is due to singly ionized hydrogen, singly ionized helium, and doubly ionized heliu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23:49:58.495992696</meta:creation-date>
    <dc:date>2015-05-13T00:02:38.928018148</dc:date>
    <meta:editing-duration>PT11M17S</meta:editing-duration>
    <meta:editing-cycles>5</meta:editing-cycles>
    <meta:generator>LibreOffice/4.2.8.2$Linux_X86_64 LibreOffice_project/420m0$Build-2</meta:generator>
    <meta:document-statistic meta:table-count="0" meta:image-count="0" meta:object-count="1" meta:page-count="1" meta:paragraph-count="8" meta:word-count="135" meta:character-count="924" meta:non-whitespace-character-count="793"/>
  </office:meta>
</office:document-meta>
</file>

<file path=Object 1/content.xml><?xml version="1.0" encoding="utf-8"?>
<math xmlns="http://www.w3.org/1998/Math/MathML" display="block">
  <semantics>
    <mrow>
      <mrow>
        <msub>
          <mi>P</mi>
          <mi>g</mi>
        </msub>
        <mo stretchy="false">=</mo>
        <mrow>
          <mo fence="true" stretchy="false">(</mo>
          <mrow>
            <mrow>
              <msub>
                <mi>n</mi>
                <mi>H</mi>
              </msub>
              <mo stretchy="false">+</mo>
              <msub>
                <mi>n</mi>
                <mi mathvariant="italic">He</mi>
              </msub>
              <mo stretchy="false">+</mo>
              <msub>
                <mi>n</mi>
                <mi>e</mi>
              </msub>
            </mrow>
          </mrow>
          <mo fence="true" stretchy="false">)</mo>
        </mrow>
      </mrow>
      <mi mathvariant="italic">kT</mi>
    </mrow>
    <annotation encoding="StarMath 5.0">P_g = ( n_H + n_He + n_e )kT</annotation>
  </semantics>
</math>
</file>